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31400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2.85cm"/>
    </style:style>
    <style:style style:name="gr9" style:family="graphic" style:parent-style-name="standard">
      <style:graphic-properties draw:stroke="none" svg:stroke-color="#000000" draw:fill="none" draw:fill-color="#ffffff" fo:min-height="4.25cm"/>
    </style:style>
    <style:style style:name="gr10" style:family="graphic" style:parent-style-name="standard">
      <style:graphic-properties draw:stroke="none" svg:stroke-color="#000000" draw:fill="none" draw:fill-color="#ffffff" fo:min-height="3.55cm"/>
    </style:style>
    <style:style style:name="gr11" style:family="graphic" style:parent-style-name="standard">
      <style:graphic-properties draw:stroke="none" svg:stroke-color="#000000" draw:fill="none" draw:fill-color="#ffffff" fo:min-height="4.05cm"/>
    </style:style>
    <style:style style:name="gr12" style:family="graphic" style:parent-style-name="standard">
      <style:graphic-properties draw:stroke="none" svg:stroke-color="#000000" draw:fill="none" draw:fill-color="#ffffff" fo:min-height="3.95cm"/>
    </style:style>
    <style:style style:name="gr13" style:family="graphic" style:parent-style-name="standard">
      <style:graphic-properties draw:stroke="none" svg:stroke-color="#000000" draw:fill="none" draw:fill-color="#ffffff" fo:min-height="6.0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2.35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 fo:wrap-option="wrap"/>
    </style:style>
    <style:style style:name="gr17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gr19" style:family="graphic" style:parent-style-name="objectwithoutfill">
      <style:graphic-properties svg:stroke-width="0.2cm" draw:marker-start-width="0.5cm" draw:marker-end="Triangle_20_unfilled" draw:marker-end-width="0.6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fo:min-height="2.05cm"/>
    </style:style>
    <style:style style:name="gr21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10.3cm" svg:height="6.6cm" svg:x="7.2cm" svg:y="15.5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0.3cm" svg:height="6.6cm" svg:x="26.6cm" svg:y="15.5cm"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0.3cm" svg:height="6.6cm" svg:x="47.1cm" svg:y="10cm">
          <text:p text:style-name="P1">ARCH-COMMON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0.3cm" svg:height="6.6cm" svg:x="47.1cm" svg:y="22.3cm">
          <text:p text:style-name="P1">PARSER-FACTORY</text:p>
          <text:p text:style-name="P1">&amp;</text:p>
          <text:p text:style-name="P1">PARSER-COMM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0.3cm" svg:height="6.6cm" svg:x="70.1cm" svg:y="10cm">
          <text:p text:style-name="P1">ARCH-RISCV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0.3cm" svg:height="6.6cm" svg:x="70.1cm" svg:y="22.3cm">
          <text:p text:style-name="P1">RISCV-PARSER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14.2cm" svg:height="22.2cm" svg:x="68.6cm" svg:y="8.5cm">
          <text:p/>
        </draw:rect>
        <draw:frame draw:style-name="gr6" draw:layer="layout" svg:width="16.2cm" svg:height="3.5cm" svg:x="69cm" svg:y="6.8cm">
          <draw:text-box>
            <text:p>Assembler-Architektur abhängig</text:p>
          </draw:text-box>
        </draw:frame>
        <draw:connector draw:style-name="gr7" draw:text-style-name="P1" draw:layer="layout" svg:x1="70.1cm" svg:y1="13.3cm" svg:x2="57.4cm" svg:y2="13.3cm" draw:start-shape="id1" draw:start-glue-point="3" draw:end-shape="id2" draw:end-glue-point="1" svg:d="M70100 13300h-12700">
          <text:p/>
        </draw:connector>
        <draw:connector draw:style-name="gr7" draw:text-style-name="P1" draw:layer="layout" svg:x1="47.1cm" svg:y1="13.3cm" svg:x2="31.75cm" svg:y2="15.5cm" draw:start-shape="id2" draw:start-glue-point="3" draw:end-shape="id3" draw:end-glue-point="0" svg:d="M47100 13300h-15350v2200">
          <text:p/>
        </draw:connector>
        <draw:connector draw:style-name="gr7" draw:text-style-name="P1" draw:layer="layout" svg:x1="70.1cm" svg:y1="25.6cm" svg:x2="57.4cm" svg:y2="25.6cm" draw:start-shape="id4" draw:start-glue-point="3" draw:end-shape="id5" draw:end-glue-point="1" svg:d="M70100 25600h-12700">
          <text:p/>
        </draw:connector>
        <draw:connector draw:style-name="gr7" draw:text-style-name="P1" draw:layer="layout" svg:x1="47.1cm" svg:y1="25.6cm" svg:x2="31.75cm" svg:y2="22.1cm" draw:start-shape="id5" draw:start-glue-point="3" draw:end-shape="id3" draw:end-glue-point="2" svg:d="M47100 25600h-15350v-3500">
          <text:p/>
        </draw:connector>
        <draw:frame draw:style-name="gr8" draw:layer="layout" svg:width="8.7cm" svg:height="3.1cm" svg:x="58.1cm" svg:y="10cm">
          <draw:text-box>
            <text:p>Stellt Instruktionen und Informationen zu Register, Speicher-Ausrichtung, usw.</text:p>
            <text:p>zur Verfügung</text:p>
          </draw:text-box>
        </draw:frame>
        <draw:frame draw:style-name="gr9" draw:layer="layout" svg:width="9.7cm" svg:height="4.5cm" svg:x="58.6cm" svg:y="23.7cm">
          <draw:text-box>
            <text:p>Stellt Parser zum Lesen von Assembler-Instruktionen bereit</text:p>
          </draw:text-box>
        </draw:frame>
        <draw:frame draw:style-name="gr10" draw:layer="layout" svg:width="14.4cm" svg:height="3.8cm" svg:x="31.9cm" svg:y="10cm">
          <draw:text-box>
            <text:p>Beschreibt und stellt Informationen zur abstrahierten geladenen Assembler-Architektur bereit</text:p>
          </draw:text-box>
        </draw:frame>
        <draw:frame draw:style-name="gr11" draw:layer="layout" svg:width="11.3cm" svg:height="4.3cm" svg:x="33.2cm" svg:y="26.1cm">
          <draw:text-box>
            <text:p>Liefert Schnittstelle zum Lesen und Umwandeln des Quelltexts in eine abstrahierte, interpretierbare Form</text:p>
          </draw:text-box>
        </draw:frame>
        <draw:connector draw:style-name="gr7" draw:text-style-name="P1" draw:layer="layout" svg:x1="26.6cm" svg:y1="18.8cm" svg:x2="17.5cm" svg:y2="18.8cm" draw:start-shape="id3" draw:start-glue-point="3" draw:end-shape="id6" svg:d="M26600 18800h-9100">
          <text:p/>
        </draw:connector>
        <draw:frame draw:style-name="gr12" draw:layer="layout" svg:width="8.9cm" svg:height="4.2cm" svg:x="17.8cm" svg:y="15.1cm">
          <draw:text-box>
            <text:p>Gibt abstrahierte Informationen zum Anzeigen weiter.</text:p>
          </draw:text-box>
        </draw:frame>
        <draw:frame draw:style-name="gr13" draw:text-style-name="P3" draw:layer="layout" svg:width="70.4cm" svg:height="6.3cm" svg:x="6.3cm" svg:y="35cm">
          <draw:text-box>
            <text:p text:style-name="P3"><text:span text:style-name="T2">Zusammenspiel ARCH-COMMON mit konkreter Assembler-Architektur-Implementierung</text:span></text:p>
          </draw:text-box>
        </draw:frame>
        <draw:custom-shape draw:style-name="gr3" draw:text-style-name="P1" draw:layer="layout" svg:width="8.2cm" svg:height="3.6cm" svg:x="14.6cm" svg:y="44.7cm">
          <text:p text:style-name="P1">Abstrakte, </text:p>
          <text:p text:style-name="P1">arrchitektur-beschreibende </text:p>
          <text:p text:style-name="P1">Datenklassen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8.2cm" svg:height="6.7cm" svg:x="14.6cm" svg:y="48cm">
          <text:p text:style-name="P4">architecture-properties.hpp</text:p>
          <text:p text:style-name="P4">architecture.hpp</text:p>
          <text:p text:style-name="P4">constituent-information.hpp</text:p>
          <text:p text:style-name="P4">datatype-information.hpp</text:p>
          <text:p text:style-name="P4">extension-information.hpp</text:p>
          <text:p text:style-name="P4">instruction-information.hpp</text:p>
          <text:p text:style-name="P4">register-information.hpp</text:p>
          <text:p text:style-name="P4">unit-information.hp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cm" svg:height="3.6cm" svg:x="27.6cm" svg:y="44.7cm">
          <text:p text:style-name="P1">ISA-Format</text:p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8.2cm" svg:height="7.2cm" svg:x="27.6cm" svg:y="47.7cm">
          <text:p text:style-name="P1">architecture-brewery.hpp</text:p>
          <text:p text:style-name="P1">architecture-formula.hpp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1cm" svg:height="8.3cm" svg:x="9.9cm" svg:y="66.3cm">
          <text:p text:style-name="P4">name: rv32i</text:p>
          <text:p text:style-name="P4"/>
          <text:p text:style-name="P4">alignment-behavior:</text:p>
          <text:p text:style-name="P4"><text:s/>relaxed</text:p>
          <text:p text:style-name="P4">endianness: little</text:p>
          <text:p text:style-name="P4">word-size: 32</text:p>
          <text:p text:style-name="P4">byte-size: 8</text:p>
          <text:p text:style-name="P4">signed-representation:</text:p>
          <text:p text:style-name="P4"><text:s/>twos-complement</text:p>
          <text:p text:style-name="P4">..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xml:id="id8" draw:id="id8" draw:layer="layout" svg:width="11.4cm" svg:height="2.6cm" svg:x="9.9cm" svg:y="63.8cm">
          <draw:text-box>
            <text:p>ISA <text:s/>Dateien zur Definition und</text:p>
            <text:p>Beschreibung von Eigenschaften und</text:p>
            <text:p>Instruktionen</text:p>
          </draw:text-box>
        </draw:frame>
        <draw:custom-shape draw:style-name="gr3" draw:text-style-name="P1" draw:layer="layout" svg:width="8.2cm" svg:height="3.6cm" svg:x="43.6cm" svg:y="44.8cm">
          <text:p text:style-name="P1">Bereitstellung der</text:p>
          <text:p text:style-name="P1">Instruktionen für Parser</text:p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8.2cm" svg:height="10.4cm" svg:x="43.6cm" svg:y="47.8cm">
          <text:p text:style-name="P4">abstract-arithmetic-node-factory.hpp</text:p>
          <text:p text:style-name="P4">abstract-data-node-factory.hpp</text:p>
          <text:p text:style-name="P4">abstract-immediate-node-factory.hpp</text:p>
          <text:p text:style-name="P4">abstract-instruction-node-factory.hpp</text:p>
          <text:p text:style-name="P4">abstract-memory-access-node-factory.hpp</text:p>
          <text:p text:style-name="P4">abstract-register-node-factory.hpp</text:p>
          <text:p text:style-name="P4"/>
          <text:p text:style-name="P4">node-factory-collection.hpp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8.2cm" svg:height="10.4cm" svg:x="43.6cm" svg:y="64.2cm">
          <text:p text:style-name="P4">(riscv)-immediate-node-factory.hpp</text:p>
          <text:p text:style-name="P4">(riscv)-instruction-node-factory.hpp</text:p>
          <text:p text:style-name="P4">(riscv)-register-node-factory.hpp</text:p>
          <text:p text:style-name="P4">(riscv)-data-node-factory.hpp</text:p>
          <text:p text:style-name="P4"/>
          <text:p text:style-name="P4">(riscv)-node-factory-collection.hp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cm" svg:height="3.6cm" svg:x="60.6cm" svg:y="44.8cm">
          <text:p text:style-name="P1">Interpretierbare, </text:p>
          <text:p text:style-name="P1">abstrahierte<text:line-break/>Instruktionen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8.2cm" svg:height="9.6cm" svg:x="60.6cm" svg:y="48.4cm">
          <text:p text:style-name="P1">abstract-syntax-tree-node.hpp</text:p>
          <text:p text:style-name="P1">abstract-instruction-node.hpp</text:p>
          <draw:enhanced-geometry svg:viewBox="0 0 21600 21600" draw:type="rectangle" draw:enhanced-path="M 0 0 L 21600 0 21600 21600 0 21600 0 0 Z N"/>
        </draw:custom-shape>
        <draw:custom-shape draw:style-name="gr17" draw:text-style-name="P4" xml:id="id12" draw:id="id12" draw:layer="layout" svg:width="8.2cm" svg:height="6cm" svg:x="60.6cm" svg:y="64.1cm">
          <text:p text:style-name="P4">(riscv)-add-instruction-node</text:p>
          <text:p text:style-name="P4">(riscv)-subinstruction-node</text:p>
          <text:p text:style-name="P4">(riscv)-immediate-node</text:p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1.7cm" svg:y1="54.9cm" svg:x2="15.6cm" svg:y2="63.8cm" draw:start-shape="id7" draw:start-glue-point="2" draw:end-shape="id8" draw:end-glue-point="0" svg:d="M31700 54900l-16100 8900">
          <text:p/>
        </draw:connector>
        <draw:connector draw:style-name="gr7" draw:text-style-name="P1" draw:layer="layout" draw:type="line" svg:x1="27.6cm" svg:y1="51.3cm" svg:x2="22.8cm" svg:y2="51.35cm" draw:start-shape="id7" draw:start-glue-point="3" draw:end-shape="id9" draw:end-glue-point="1" svg:d="M27600 51300l-4800 50">
          <text:p/>
        </draw:connector>
        <draw:frame draw:style-name="gr6" draw:layer="layout" svg:width="10.4cm" svg:height="3.5cm" svg:x="23.5cm" svg:y="57.8cm">
          <draw:text-box>
            <text:p>liest</text:p>
          </draw:text-box>
        </draw:frame>
        <draw:frame draw:style-name="gr18" draw:layer="layout" svg:width="4.7cm" svg:height="1.2cm" svg:x="23.8cm" svg:y="50cm">
          <draw:text-box>
            <text:p>erzeugt</text:p>
          </draw:text-box>
        </draw:frame>
        <draw:connector draw:style-name="gr19" draw:text-style-name="P1" draw:layer="layout" draw:type="line" svg:x1="47.7cm" svg:y1="64.2cm" svg:x2="47.7cm" svg:y2="58.2cm" draw:start-shape="id10" draw:start-glue-point="0" draw:end-shape="id11" draw:end-glue-point="2" svg:d="M47700 64200v-6000">
          <text:p/>
        </draw:connector>
        <draw:connector draw:style-name="gr19" draw:text-style-name="P1" draw:layer="layout" draw:type="line" svg:x1="64.7cm" svg:y1="64.1cm" svg:x2="64.7cm" svg:y2="58cm" draw:start-shape="id12" draw:start-glue-point="0" draw:end-shape="id13" draw:end-glue-point="2" svg:d="M64700 64100v-6100">
          <text:p/>
        </draw:connector>
        <draw:frame draw:style-name="gr20" draw:layer="layout" svg:width="7.6cm" svg:height="2.3cm" svg:x="48.2cm" svg:y="59.5cm">
          <draw:text-box>
            <text:p>erben/ implementieren</text:p>
          </draw:text-box>
        </draw:frame>
        <draw:frame draw:style-name="gr20" draw:layer="layout" svg:width="7.6cm" svg:height="2.3cm" svg:x="64.9cm" svg:y="59.5cm">
          <draw:text-box>
            <text:p>erben/ implementieren</text:p>
          </draw:text-box>
        </draw:frame>
        <draw:rect draw:style-name="gr5" draw:text-style-name="P1" draw:layer="layout" svg:width="64.1cm" svg:height="17.4cm" svg:x="7.7cm" svg:y="61.2cm">
          <text:p/>
        </draw:rect>
        <draw:frame draw:style-name="gr15" draw:layer="layout" svg:width="20.3cm" svg:height="2.6cm" svg:x="23.7cm" svg:y="76.9cm">
          <draw:text-box>
            <text:p>architektur-abhängig (hier: RISCV)</text:p>
          </draw:text-box>
        </draw:frame>
        <draw:frame draw:style-name="gr21" draw:text-style-name="P5" draw:layer="layout" svg:width="16.4cm" svg:height="3.2cm" svg:x="18.8cm" svg:y="40cm">
          <draw:text-box>
            <text:p text:style-name="P5"><text:span text:style-name="T4">Eigenschaften der Architektur</text:span></text:p>
          </draw:text-box>
        </draw:frame>
        <draw:frame draw:style-name="gr21" draw:text-style-name="P5" draw:layer="layout" svg:width="16.4cm" svg:height="3.2cm" svg:x="48.3cm" svg:y="40.8cm">
          <draw:text-box>
            <text:p text:style-name="P5"><text:span text:style-name="T4">Erzeugung &amp; Ausführung von Instruktion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7T18:28:21.18</meta:creation-date>
    <dc:date>2017-01-17T21:20:17.35</dc:date>
    <meta:editing-duration>PT2H51M40S</meta:editing-duration>
    <meta:editing-cycles>36</meta:editing-cycles>
    <meta:generator>OpenOffice/4.1.2$Win32 OpenOffice.org_project/412m3$Build-9782</meta:generator>
    <meta:document-statistic meta:object-count="43"/>
  </office:meta>
</office:document-meta>
</file>